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0.716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hallChan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</table:table-row>
        <table:table-row table:style-name="ro1">
          <table:table-cell office:value-type="string" calcext:value-type="string">
            <text:p>0.5015808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5054153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0.512127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5171731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5215085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5277137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5332935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5372557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545415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5489451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553363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561485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5651503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5690150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57783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5808946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585167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593264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597072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6009045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609567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6127289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618132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6249154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6288359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6346170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641287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644376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6507214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6567770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660552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6663745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673235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6763032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6824796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6887114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6937850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698168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705089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7100920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7142957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7203624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726198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730024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736751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741784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7461150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7523006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757882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7618359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769984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7735097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7779287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786046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7897199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793578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802396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805457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809730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8178287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821634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825468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834127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8372924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8426924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8494777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8533995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8591827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865851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8689412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8752882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881347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8851177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8909435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897808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9008692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907045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913280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49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0" number:min-decimal-places="10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.00.0000</text:date>, <text:time style:data-style-name="N2" text:time-value="10:43:12.05970702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7T10:45:00.923956723</dc:date>
    <meta:editing-duration>PT12M25S</meta:editing-duration>
    <meta:editing-cycles>4</meta:editing-cycles>
    <meta:generator>LibreOffice/7.6.2.1$Linux_X86_64 LibreOffice_project/60$Build-1</meta:generator>
    <meta:document-statistic meta:table-count="1" meta:cell-count="317" meta:object-count="0"/>
  </office:meta>
</office:document-meta>
</file>